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0.92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6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144cm" svg:height="2.028cm" svg:x="6.527cm" svg:y="8.528cm">
            <draw:text-box>
              <text:p/>
            </draw:text-box>
          </draw:frame>
          <draw:custom-shape draw:style-name="gr2" draw:text-style-name="P2" draw:layer="layout" svg:width="9.652cm" svg:height="6.35cm" svg:x="9.174cm" svg:y="7.5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5.899cm" svg:height="1.177cm" svg:x="11.094cm" svg:y="10.429cm">
            <draw:text-box>
              <text:p text:style-name="P3"><text:span text:style-name="T1">Data Sink QDAC</text:span></text:p>
            </draw:text-box>
          </draw:frame>
          <draw:line draw:style-name="gr4" draw:text-style-name="P5" draw:layer="layout" svg:x1="3.494cm" svg:y1="10.883cm" svg:x2="9.209cm" svg:y2="10.883cm">
            <text:p/>
          </draw:line>
          <draw:line draw:style-name="gr4" draw:text-style-name="P5" draw:layer="layout" svg:x1="18.861cm" svg:y1="10.883cm" svg:x2="24.576cm" svg:y2="10.883cm">
            <text:p/>
          </draw:line>
          <draw:frame draw:style-name="gr5" draw:text-style-name="P6" draw:layer="layout" svg:width="6.404cm" svg:height="3.937cm" svg:x="2.896cm" svg:y="9.447cm">
            <draw:text-box>
              <text:p text:style-name="P2"><text:span text:style-name="T2">in</text:span></text:p>
              <text:p text:style-name="P2"><text:span text:style-name="T2">WSI</text:span></text:p>
              <text:p text:style-name="P2"><text:span text:style-name="T2">Signed complex samples with metadata</text:span></text:p>
            </draw:text-box>
          </draw:frame>
          <draw:frame draw:style-name="gr6" draw:text-style-name="P6" draw:layer="layout" svg:width="6.477cm" svg:height="3.806cm" svg:x="18.353cm" svg:y="9.261cm">
            <draw:text-box>
              <text:p text:style-name="P2"><text:span text:style-name="T2"/></text:p>
              <text:p text:style-name="P2"><text:span text:style-name="T2">dev</text:span></text:p>
              <text:p text:style-name="P2"><text:span text:style-name="T2">devsignal</text:span></text:p>
              <text:p text:style-name="P2"><text:span text:style-name="T2">Signed complex samples</text:span></text:p>
            </draw:text-box>
          </draw:frame>
          <draw:line draw:style-name="gr7" draw:text-style-name="P5" draw:layer="layout" svg:x1="13.908cm" svg:y1="5.295cm" svg:x2="13.908cm" svg:y2="7.581cm">
            <text:p/>
          </draw:line>
          <draw:frame draw:style-name="gr6" draw:text-style-name="P6" draw:layer="layout" svg:width="19.558cm" svg:height="3.806cm" svg:x="4.166cm" svg:y="1.82cm">
            <draw:text-box>
              <text:p text:style-name="P2"><text:span text:style-name="T2">DAC_WIDTH_BITS, DAC_OUTPUT_IS_LSB_OF_IN_PORT</text:span></text:p>
              <text:p text:style-name="P2"><text:span text:style-name="T2">underrun_sticky_error,</text:span></text:p>
              <text:p text:style-name="P2"><text:span text:style-name="T2">clr_underrun_sticky_error</text:span></text:p>
              <text:p text:style-name="P2"><text:span text:style-name="T2">samp_count_before_first_underrun,</text:span></text:p>
              <text:p text:style-name="P2"><text:span text:style-name="T2">num_underru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3-25T13:36:24.155873961</dc:date>
    <meta:editing-duration>PT8H13M10S</meta:editing-duration>
    <meta:editing-cycles>32</meta:editing-cycles>
    <meta:generator>LibreOffice/6.4.7.2$MacOSX_X86_64 LibreOffice_project/639b8ac485750d5696d7590a72ef1b496725cfb5</meta:generator>
    <dc:creator>Lisa Zahn</dc:creator>
    <meta:document-statistic meta:object-count="10"/>
  </office:meta>
</office:document-meta>
</file>